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paragraph-rsid="001399d2"/>
    </style:style>
    <style:style style:name="P2" style:family="paragraph" style:parent-style-name="Standard">
      <style:paragraph-properties fo:text-align="justify" style:justify-single-word="false"/>
      <style:text-properties fo:font-weight="bold" officeooo:paragraph-rsid="001399d2" style:font-weight-asian="bold" style:font-weight-complex="bold"/>
    </style:style>
    <style:style style:name="T1" style:family="text">
      <style:text-properties officeooo:rsid="001399d2"/>
    </style:style>
    <style:style style:name="T2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elatório de Entrega de Trabalho</text:p>
      <text:p text:style-name="P2">Disciplina de programação Paralela (PP) – Prof. César De Rose </text:p>
      <text:p text:style-name="P1"><text:span text:style-name="T2">Aluno:</text:span> <text:span text:style-name="T1">Lásaro Curtinaz Dumer</text:span> <text:tab/><text:tab/><text:tab/><text:tab/><text:tab/><text:span text:style-name="T2">Usuário:</text:span> <text:span text:style-name="T1">pp12810</text:span></text:p>
      <text:p text:style-name="P1"><text:span text:style-name="T2">Exercício:</text:span> <text:span text:style-name="T1">T</text:span>rabalho <text:span text:style-name="T1">1</text:span> de MPI (<text:span text:style-name="T1">Quick Sort</text:span>) <text:tab/><text:tab/><text:tab/><text:tab/><text:span text:style-name="T2">Entrega:</text:span> 2<text:span text:style-name="T1">7</text:span>/<text:span text:style-name="T1">04</text:span>/2013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539in" fo:margin-right="0.474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27T19:13:51.051410629</meta:creation-date>
    <dc:date>2015-04-27T21:19:54.886730952</dc:date>
    <meta:editing-duration>PT1H50M53S</meta:editing-duration>
    <meta:editing-cycles>1</meta:editing-cycles>
    <meta:document-statistic meta:table-count="0" meta:image-count="0" meta:object-count="0" meta:page-count="1" meta:paragraph-count="4" meta:word-count="29" meta:character-count="209" meta:non-whitespace-character-count="173"/>
    <meta:generator>LibreOffice/4.2.8.2$Linux_X86_64 LibreOffice_project/420m0$Build-2</meta:generator>
  </office:meta>
</office:document-meta>
</file>